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C0000000C424A84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8" style:family="paragraph" style:parent-style-name="Text_20_body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text-properties fo:language="fr" fo:country="FR"/>
    </style:style>
    <style:style style:name="P10" style:family="paragraph" style:parent-style-name="Text_20_body"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11" style:family="paragraph" style:parent-style-name="Text_20_body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fo:language="fr" fo:country="FR"/>
    </style:style>
    <style:style style:name="P15" style:family="paragraph" style:parent-style-name="Heading_20_1">
      <style:text-properties fo:language="fr" fo:country="FR"/>
    </style:style>
    <style:style style:name="P16" style:family="paragraph" style:parent-style-name="Text_20_body" style:list-style-name="L1">
      <style:text-properties fo:language="fr" fo:country="FR"/>
    </style:style>
    <style:style style:name="P17" style:family="paragraph" style:parent-style-name="Text_20_body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Text_20_body" style:list-style-name="L1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Text_20_body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image text:level="1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Présentation des documentations</text:p>
      <text:p text:style-name="P5"/>
      <text:p text:style-name="P4"/>
      <text:p text:style-name="P6">Solar Management System for air conditioners</text:p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2094_2496697646" text:style-name="Index_20_Link" text:visited-style-name="Index_20_Link">1.FSK_Stack_UG_Light.pdf<text:tab/>2</text:a></text:p>
          <text:p text:style-name="P13"><text:a xlink:type="simple" xlink:href="#__RefHeading__2544_643940183" text:style-name="Index_20_Link" text:visited-style-name="Index_20_Link">1.1.Titre <text:tab/>2</text:a></text:p>
          <text:p text:style-name="P13"><text:a xlink:type="simple" xlink:href="#__RefHeading__2546_643940183" text:style-name="Index_20_Link" text:visited-style-name="Index_20_Link">1.2.Chemin <text:tab/>2</text:a></text:p>
          <text:p text:style-name="P13"><text:a xlink:type="simple" xlink:href="#__RefHeading__2548_643940183" text:style-name="Index_20_Link" text:visited-style-name="Index_20_Link">1.3.Contenu<text:tab/>2</text:a></text:p>
          <text:p text:style-name="P12"><text:a xlink:type="simple" xlink:href="#__RefHeading__2550_643940183" text:style-name="Index_20_Link" text:visited-style-name="Index_20_Link">2.Protocole.pdf<text:tab/>2</text:a></text:p>
          <text:p text:style-name="P13"><text:a xlink:type="simple" xlink:href="#__RefHeading__2552_643940183" text:style-name="Index_20_Link" text:visited-style-name="Index_20_Link">2.1.Titre <text:tab/>2</text:a></text:p>
          <text:p text:style-name="P13"><text:a xlink:type="simple" xlink:href="#__RefHeading__2554_643940183" text:style-name="Index_20_Link" text:visited-style-name="Index_20_Link">2.2.Chemin <text:tab/>3</text:a></text:p>
          <text:p text:style-name="P13"><text:a xlink:type="simple" xlink:href="#__RefHeading__2556_643940183" text:style-name="Index_20_Link" text:visited-style-name="Index_20_Link">2.3.Contenu<text:tab/>3</text:a></text:p>
          <text:p text:style-name="P12"><text:a xlink:type="simple" xlink:href="#__RefHeading__2558_643940183" text:style-name="Index_20_Link" text:visited-style-name="Index_20_Link">3.GestionsTemps.pdf<text:tab/>3</text:a></text:p>
          <text:p text:style-name="P13"><text:a xlink:type="simple" xlink:href="#__RefHeading__2560_643940183" text:style-name="Index_20_Link" text:visited-style-name="Index_20_Link">3.1.Titre <text:tab/>3</text:a></text:p>
          <text:p text:style-name="P13"><text:a xlink:type="simple" xlink:href="#__RefHeading__2562_643940183" text:style-name="Index_20_Link" text:visited-style-name="Index_20_Link">3.2.Chemin <text:tab/>3</text:a></text:p>
          <text:p text:style-name="P13"><text:a xlink:type="simple" xlink:href="#__RefHeading__2564_643940183" text:style-name="Index_20_Link" text:visited-style-name="Index_20_Link">3.3.Contenu<text:tab/>3</text:a></text:p>
          <text:p text:style-name="P12"><text:a xlink:type="simple" xlink:href="#__RefHeading__2566_643940183" text:style-name="Index_20_Link" text:visited-style-name="Index_20_Link">4.RmDv_Conception_Soft.pdf<text:tab/>4</text:a></text:p>
          <text:p text:style-name="P13"><text:a xlink:type="simple" xlink:href="#__RefHeading__2568_643940183" text:style-name="Index_20_Link" text:visited-style-name="Index_20_Link">4.1.Titre <text:tab/>4</text:a></text:p>
          <text:p text:style-name="P13"><text:a xlink:type="simple" xlink:href="#__RefHeading__2570_643940183" text:style-name="Index_20_Link" text:visited-style-name="Index_20_Link">4.2.Chemin <text:tab/>4</text:a></text:p>
          <text:p text:style-name="P13"><text:a xlink:type="simple" xlink:href="#__RefHeading__2572_643940183" text:style-name="Index_20_Link" text:visited-style-name="Index_20_Link">4.3.Contenu<text:tab/>4</text:a></text:p>
          <text:p text:style-name="P12"><text:a xlink:type="simple" xlink:href="#__RefHeading__2574_643940183" text:style-name="Index_20_Link" text:visited-style-name="Index_20_Link">5.CmdeClim_UG.pdf<text:tab/>4</text:a></text:p>
          <text:p text:style-name="P13"><text:a xlink:type="simple" xlink:href="#__RefHeading__2576_643940183" text:style-name="Index_20_Link" text:visited-style-name="Index_20_Link">5.1.Titre <text:tab/>4</text:a></text:p>
          <text:p text:style-name="P13"><text:a xlink:type="simple" xlink:href="#__RefHeading__2578_643940183" text:style-name="Index_20_Link" text:visited-style-name="Index_20_Link">5.2.Chemin <text:tab/>4</text:a></text:p>
          <text:p text:style-name="P13"><text:a xlink:type="simple" xlink:href="#__RefHeading__2580_643940183" text:style-name="Index_20_Link" text:visited-style-name="Index_20_Link">5.3.Contenu<text:tab/>4</text:a></text:p>
          <text:p text:style-name="P12"><text:a xlink:type="simple" xlink:href="#__RefHeading__2582_643940183" text:style-name="Index_20_Link" text:visited-style-name="Index_20_Link">6.HackingCodeIR.pdf<text:tab/>5</text:a></text:p>
          <text:p text:style-name="P13"><text:a xlink:type="simple" xlink:href="#__RefHeading__2584_643940183" text:style-name="Index_20_Link" text:visited-style-name="Index_20_Link">6.1.Titre <text:tab/>5</text:a></text:p>
          <text:p text:style-name="P13"><text:a xlink:type="simple" xlink:href="#__RefHeading__2586_643940183" text:style-name="Index_20_Link" text:visited-style-name="Index_20_Link">6.2.Chemin <text:tab/>5</text:a></text:p>
          <text:p text:style-name="P13"><text:a xlink:type="simple" xlink:href="#__RefHeading__2588_643940183" text:style-name="Index_20_Link" text:visited-style-name="Index_20_Link">6.3.Contenu<text:tab/>5</text:a></text:p>
          <text:p text:style-name="P12"><text:a xlink:type="simple" xlink:href="#__RefHeading__2590_643940183" text:style-name="Index_20_Link" text:visited-style-name="Index_20_Link">7.UARTStack_UG.pdf<text:tab/>5</text:a></text:p>
          <text:p text:style-name="P13"><text:a xlink:type="simple" xlink:href="#__RefHeading__2592_643940183" text:style-name="Index_20_Link" text:visited-style-name="Index_20_Link">7.1.Titre <text:tab/>5</text:a></text:p>
          <text:p text:style-name="P13"><text:a xlink:type="simple" xlink:href="#__RefHeading__2594_643940183" text:style-name="Index_20_Link" text:visited-style-name="Index_20_Link">7.2.Chemin <text:tab/>5</text:a></text:p>
          <text:p text:style-name="P13"><text:a xlink:type="simple" xlink:href="#__RefHeading__2596_643940183" text:style-name="Index_20_Link" text:visited-style-name="Index_20_Link">7.3.Contenu<text:tab/>5</text:a></text:p>
        </text:index-body>
      </text:table-of-content>
      <text:p text:style-name="P3"/>
      <text:h text:style-name="P15" text:outline-level="1"><text:bookmark-start text:name="__RefHeading___Toc2094_2496697646"/><text:soft-page-break/>FSK_Stack_UG_Light.pdf<text:bookmark-end text:name="__RefHeading___Toc2094_2496697646"/></text:h>
      <text:h text:style-name="Heading_20_2" text:outline-level="2"><text:bookmark-start text:name="__RefHeading__2544_643940183"/>Titre <text:bookmark-end text:name="__RefHeading__2544_643940183"/></text:h>
      <text:p text:style-name="P8">User Guide FSK_Stack - Solar Management System for air conditioners </text:p>
      <text:h text:style-name="Heading_20_2" text:outline-level="2"><text:bookmark-start text:name="__RefHeading__2546_643940183"/>Chemin <text:bookmark-end text:name="__RefHeading__2546_643940183"/></text:h>
      <text:p text:style-name="P7">Documentations_pdf/FSKStack</text:p>
      <text:h text:style-name="Heading_20_2" text:outline-level="2"><text:bookmark-start text:name="__RefHeading__2548_643940183"/>Contenu<text:bookmark-end text:name="__RefHeading__2548_643940183"/></text:h>
      <text:list xml:id="list2265155583914252939" text:style-name="L1">
        <text:list-item>
          <text:p text:style-name="P16">Explications générales sur le fonctionnement de la pile FSK,</text:p>
        </text:list-item>
        <text:list-item>
          <text:p text:style-name="P16">Détails des trames, </text:p>
        </text:list-item>
        <text:list-item>
          <text:p text:style-name="P16">Détails de la machine à états,</text:p>
        </text:list-item>
        <text:list-item>
          <text:p text:style-name="P16">Détails des variables et API,</text:p>
        </text:list-item>
        <text:list-item>
          <text:p text:style-name="P16">Diagramme de classes logiciel </text:p>
        </text:list-item>
      </text:list>
      <text:p text:style-name="P9"/>
      <text:h text:style-name="P15" text:outline-level="1"><text:bookmark-start text:name="__RefHeading__2550_643940183"/>Protocole.pdf<text:bookmark-end text:name="__RefHeading__2550_643940183"/></text:h>
      <text:h text:style-name="Heading_20_2" text:outline-level="2"><text:bookmark-start text:name="__RefHeading__2552_643940183"/>Titre <text:bookmark-end text:name="__RefHeading__2552_643940183"/></text:h>
      <text:p text:style-name="P8">User Guide Protocole utilisant stack FSK - Solar Management System for air conditioners <text:s/><text:line-break/></text:p>
      <text:h text:style-name="Heading_20_2" text:outline-level="2"><text:bookmark-start text:name="__RefHeading__2554_643940183"/>Chemin <text:bookmark-end text:name="__RefHeading__2554_643940183"/></text:h>
      <text:p text:style-name="P7">Documentations_pdf/FSKStack</text:p>
      <text:h text:style-name="P14" text:outline-level="2"><text:bookmark-start text:name="__RefHeading__2556_643940183"/>Contenu<text:bookmark-end text:name="__RefHeading__2556_643940183"/></text:h>
      <text:list xml:id="list21469059" text:continue-numbering="true" text:style-name="L1">
        <text:list-item>
          <text:p text:style-name="P16">Explications générales le protocole, au dessus de la pile FSK,</text:p>
        </text:list-item>
        <text:list-item>
          <text:p text:style-name="P16">Présentation de l'API, </text:p>
        </text:list-item>
        <text:list-item>
          <text:p text:style-name="P16">Fonctions d'émission,</text:p>
        </text:list-item>
        <text:list-item>
          <text:p text:style-name="P16">Fonctions d'extraction,</text:p>
        </text:list-item>
        <text:list-item>
          <text:p text:style-name="P16">Fonctions requête,</text:p>
        </text:list-item>
        <text:list-item>
          <text:p text:style-name="P16">Détails des variables et API,</text:p>
        </text:list-item>
        <text:list-item>
          <text:p text:style-name="P16">Codes des messages, des warning.</text:p>
        </text:list-item>
      </text:list>
      <text:p text:style-name="P9"/>
      <text:p text:style-name="P9"/>
      <text:h text:style-name="P15" text:outline-level="1"><text:bookmark-start text:name="__RefHeading__2558_643940183"/><text:soft-page-break/>GestionsTemps.pdf<text:bookmark-end text:name="__RefHeading__2558_643940183"/></text:h>
      <text:h text:style-name="Heading_20_2" text:outline-level="2"><text:bookmark-start text:name="__RefHeading__2560_643940183"/>Titre <text:bookmark-end text:name="__RefHeading__2560_643940183"/></text:h>
      <text:p text:style-name="P8">Gestion de temps dans le système Solar Management System for air conditioners <text:line-break/></text:p>
      <text:h text:style-name="Heading_20_2" text:outline-level="2"><text:bookmark-start text:name="__RefHeading__2562_643940183"/>Chemin <text:bookmark-end text:name="__RefHeading__2562_643940183"/></text:h>
      <text:p text:style-name="P7">Documentations_pdf/GestionDuTemps</text:p>
      <text:h text:style-name="P14" text:outline-level="2"><text:bookmark-start text:name="__RefHeading__2564_643940183"/>Contenu<text:bookmark-end text:name="__RefHeading__2564_643940183"/></text:h>
      <text:list xml:id="list21466185" text:continue-numbering="true" text:style-name="L1">
        <text:list-item>
          <text:p text:style-name="P16">Gestion des timeout généraux (en particulier FSKStack),</text:p>
        </text:list-item>
        <text:list-item>
          <text:p text:style-name="P16">Gestion des timeout de la pile UART,</text:p>
        </text:list-item>
        <text:list-item>
          <text:p text:style-name="P16">Gestion de l'horodatage,</text:p>
        </text:list-item>
        <text:list-item>
          <text:p text:style-name="P16">Compensation des délais dans la transmission RmDv – SGw.</text:p>
        </text:list-item>
      </text:list>
      <text:p text:style-name="P10"/>
      <text:p text:style-name="P10"/>
      <text:p text:style-name="P10"/>
      <text:h text:style-name="P15" text:outline-level="1"><text:bookmark-start text:name="__RefHeading__2566_643940183"/>RmDv_Conception_Soft.pdf<text:bookmark-end text:name="__RefHeading__2566_643940183"/></text:h>
      <text:h text:style-name="Heading_20_2" text:outline-level="2"><text:bookmark-start text:name="__RefHeading__2568_643940183"/>Titre <text:bookmark-end text:name="__RefHeading__2568_643940183"/></text:h>
      <text:p text:style-name="P8">Conception et réalisation du Remote Device - Solar Management System for air conditioners </text:p>
      <text:h text:style-name="Heading_20_2" text:outline-level="2"><text:bookmark-start text:name="__RefHeading__2570_643940183"/>Chemin <text:bookmark-end text:name="__RefHeading__2570_643940183"/></text:h>
      <text:p text:style-name="P7">Documentations_pdf/RmDvSoft</text:p>
      <text:h text:style-name="P14" text:outline-level="2"><text:bookmark-start text:name="__RefHeading__2572_643940183"/>Contenu<text:bookmark-end text:name="__RefHeading__2572_643940183"/></text:h>
      <text:list xml:id="list21457130" text:continue-numbering="true" text:style-name="L1">
        <text:list-item>
          <text:p text:style-name="P18">Présentation générale du RmDv,</text:p>
        </text:list-item>
        <text:list-item>
          <text:p text:style-name="P18">Architecture électronique,</text:p>
        </text:list-item>
        <text:list-item>
          <text:p text:style-name="P18">Architecture logicielle (diagramme de classe),</text:p>
        </text:list-item>
        <text:list-item>
          <text:p text:style-name="P18">Schéma électronique,</text:p>
        </text:list-item>
      </text:list>
      <text:p text:style-name="P11"/>
      <text:p text:style-name="P11">NB : document à compléter …</text:p>
      <text:p text:style-name="P11"/>
      <text:h text:style-name="P15" text:outline-level="1"><text:bookmark-start text:name="__RefHeading__2574_643940183"/><text:soft-page-break/>CmdeClim_UG.pdf<text:bookmark-end text:name="__RefHeading__2574_643940183"/></text:h>
      <text:h text:style-name="Heading_20_2" text:outline-level="2"><text:bookmark-start text:name="__RefHeading__2576_643940183"/>Titre <text:bookmark-end text:name="__RefHeading__2576_643940183"/></text:h>
      <text:p text:style-name="P8">User Guide Commande climatiseur - Solar Management System for air conditioners </text:p>
      <text:h text:style-name="Heading_20_2" text:outline-level="2"><text:bookmark-start text:name="__RefHeading__2578_643940183"/>Chemin <text:bookmark-end text:name="__RefHeading__2578_643940183"/></text:h>
      <text:p text:style-name="P7">Documentations_pdf/RmDv_Soft_Serv_TelecoIR</text:p>
      <text:h text:style-name="P14" text:outline-level="2"><text:bookmark-start text:name="__RefHeading__2580_643940183"/>Contenu<text:bookmark-end text:name="__RefHeading__2580_643940183"/></text:h>
      <text:list xml:id="list21481399" text:continue-numbering="true" text:style-name="L1">
        <text:list-item>
          <text:p text:style-name="P18">Format de trames,</text:p>
        </text:list-item>
        <text:list-item>
          <text:p text:style-name="P18">Principe de réalisation logicielle / périphériques,</text:p>
        </text:list-item>
        <text:list-item>
          <text:p text:style-name="P18">Diagramme de classe,</text:p>
        </text:list-item>
        <text:list-item>
          <text:p text:style-name="P18">Algorithme</text:p>
        </text:list-item>
      </text:list>
      <text:p text:style-name="P11"/>
      <text:p text:style-name="P11"/>
      <text:h text:style-name="P15" text:outline-level="1"><text:bookmark-start text:name="__RefHeading__2582_643940183"/>HackingCodeIR.pdf<text:bookmark-end text:name="__RefHeading__2582_643940183"/></text:h>
      <text:h text:style-name="Heading_20_2" text:outline-level="2"><text:bookmark-start text:name="__RefHeading__2584_643940183"/>Titre <text:bookmark-end text:name="__RefHeading__2584_643940183"/></text:h>
      <text:p text:style-name="P8">Logiciel de copiage des trames télécommande clim Mitsubishi <text:s/>- Solar Management System for air conditioners </text:p>
      <text:h text:style-name="Heading_20_2" text:outline-level="2"><text:bookmark-start text:name="__RefHeading__2586_643940183"/>Chemin <text:bookmark-end text:name="__RefHeading__2586_643940183"/></text:h>
      <text:p text:style-name="P7">Documentations_pdf/RmDv_Soft_Serv_TelecoIR</text:p>
      <text:h text:style-name="P14" text:outline-level="2"><text:bookmark-start text:name="__RefHeading__2588_643940183"/>Contenu<text:bookmark-end text:name="__RefHeading__2588_643940183"/></text:h>
      <text:list xml:id="list21470451" text:continue-numbering="true" text:style-name="L1">
        <text:list-item>
          <text:p text:style-name="P18">Format de trames,</text:p>
        </text:list-item>
        <text:list-item>
          <text:p text:style-name="P18">Explication logiciel,</text:p>
        </text:list-item>
        <text:list-item>
          <text:p text:style-name="P18">guide d'utilisation pour hacker de nouveaux codes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5" text:outline-level="1"><text:bookmark-start text:name="__RefHeading__2590_643940183"/><text:soft-page-break/>UARTStack_UG.pdf<text:bookmark-end text:name="__RefHeading__2590_643940183"/></text:h>
      <text:h text:style-name="Heading_20_2" text:outline-level="2"><text:bookmark-start text:name="__RefHeading__2592_643940183"/>Titre <text:bookmark-end text:name="__RefHeading__2592_643940183"/></text:h>
      <text:p text:style-name="P8">User Guide UARTStack <text:s/>- Solar Management System for air conditioners </text:p>
      <text:h text:style-name="Heading_20_2" text:outline-level="2"><text:bookmark-start text:name="__RefHeading__2594_643940183"/>Chemin <text:bookmark-end text:name="__RefHeading__2594_643940183"/></text:h>
      <text:p text:style-name="P7">Documentations_pdf/UARTStack</text:p>
      <text:h text:style-name="P14" text:outline-level="2"><text:bookmark-start text:name="__RefHeading__2596_643940183"/>Contenu<text:bookmark-end text:name="__RefHeading__2596_643940183"/></text:h>
      <text:list xml:id="list21469527" text:continue-numbering="true" text:style-name="L1">
        <text:list-item>
          <text:p text:style-name="P18">Présentation de la pile,</text:p>
        </text:list-item>
        <text:list-item>
          <text:p text:style-name="P18">Principes de réception, transmission,</text:p>
        </text:list-item>
        <text:list-item>
          <text:p text:style-name="P18">Présentation API </text:p>
        </text:list-item>
      </text:list>
      <text:p text:style-name="P11"/>
      <text:p text:style-name="P11"/>
      <text:p text:style-name="P11"/>
      <text:p text:style-name="P11"/>
      <text:p text:style-name="P11"/>
      <text:h text:style-name="P15" text:outline-level="1">System_CommunucationPart.pdf</text:h>
      <text:h text:style-name="Heading_20_2" text:outline-level="2"><text:bookmark-start text:name="__RefHeading__2584_6439401831"/>Titre <text:bookmark-end text:name="__RefHeading__2584_6439401831"/></text:h>
      <text:p text:style-name="P8">Description des échanges entre les divers acteurs du système<text:line-break/>Air Conditioner Solar Management System <text:line-break/></text:p>
      <text:h text:style-name="Heading_20_2" text:outline-level="2"><text:bookmark-start text:name="__RefHeading__2586_6439401831"/>Chemin <text:bookmark-end text:name="__RefHeading__2586_6439401831"/></text:h>
      <text:p text:style-name="P7">Documentations_pdf/SystemCommunication</text:p>
      <text:h text:style-name="P14" text:outline-level="2"><text:bookmark-start text:name="__RefHeading__2588_6439401831"/>Contenu<text:bookmark-end text:name="__RefHeading__2588_6439401831"/></text:h>
      <text:list xml:id="list21462311" text:continue-numbering="true" text:style-name="L1">
        <text:list-item>
          <text:p text:style-name="P18">SysML général focus communication</text:p>
        </text:list-item>
        <text:list-item>
          <text:p text:style-name="P18">Séquencement des communication entre RmDv, SGw et HMI</text:p>
        </text:list-item>
        <text:list-item>
          <text:p text:style-name="P18">Flux de données RmDv-SGw et SGw-HMI</text:p>
        </text:list-item>
        <text:list-item>
          <text:p text:style-name="P18">La variable CentralData</text:p>
        </text:list-item>
        <text:list-item>
          <text:p text:style-name="P18">La variable RmDvData</text:p>
        </text:list-item>
        <text:list-item>
          <text:p text:style-name="P18">Algorithmes communication RmDv et SG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2" draw:dots1-length="0.029cm" draw:dots2="3" draw:dots2-length="0.144cm" draw:distance="0.072cm"/>
    <draw:stroke-dash draw:name="Dash_20_2" draw:display-name="Dash 2" draw:style="rect" draw:dots1="2" draw:dots1-length="0.029cm" draw:dots2="3" draw:dots2-length="0.144cm" draw:distance="0.072cm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3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14T01:21:56.45</dc:date>
    <meta:editing-duration>P8DT22H42M7S</meta:editing-duration>
    <meta:editing-cycles>242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0" meta:page-count="5" meta:paragraph-count="118" meta:word-count="440" meta:character-count="3090"/>
    <meta:user-defined meta:name="Info 1"/>
    <meta:user-defined meta:name="Info 2"/>
    <meta:user-defined meta:name="Info 3"/>
    <meta:user-defined meta:name="Info 4"/>
  </office:meta>
</office:document-meta>
</file>